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15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61.05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46.2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25" style:family="table-column">
      <style:table-column-properties fo:break-before="auto" style:column-width="22.3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co53" style:family="table-column">
      <style:table-column-properties fo:break-before="auto" style:column-width="77.45mm"/>
    </style:style>
    <style:style style:name="co54" style:family="table-column">
      <style:table-column-properties fo:break-before="auto" style:column-width="37.68mm"/>
    </style:style>
    <style:style style:name="co56" style:family="table-column">
      <style:table-column-properties fo:break-before="auto" style:column-width="57.79mm"/>
    </style:style>
    <style:style style:name="co57" style:family="table-column">
      <style:table-column-properties fo:break-before="auto" style:column-width="41.33mm"/>
    </style:style>
    <style:style style:name="co58" style:family="table-column">
      <style:table-column-properties fo:break-before="auto" style:column-width="37.71mm"/>
    </style:style>
    <style:style style:name="co59" style:family="table-column">
      <style:table-column-properties fo:break-before="auto" style:column-width="95.46mm"/>
    </style:style>
    <style:style style:name="co60" style:family="table-column">
      <style:table-column-properties fo:break-before="auto" style:column-width="43.13mm"/>
    </style:style>
    <style:style style:name="co61" style:family="table-column">
      <style:table-column-properties fo:break-before="auto" style:column-width="44.24mm"/>
    </style:style>
    <style:style style:name="co62" style:family="table-column">
      <style:table-column-properties fo:break-before="auto" style:column-width="42.25mm"/>
    </style:style>
    <style:style style:name="co63" style:family="table-column">
      <style:table-column-properties fo:break-before="auto" style:column-width="59.58mm"/>
    </style:style>
    <style:style style:name="co64" style:family="table-column">
      <style:table-column-properties fo:break-before="auto" style:column-width="167.36mm"/>
    </style:style>
    <style:style style:name="ro1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0.6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10" style:family="table-cell" style:parent-style-name="Normal_20_5">
      <style:table-cell-properties style:rotation-align="none"/>
    </style:style>
    <style:style style:name="ce9" style:family="table-cell" style:parent-style-name="Normal_20_2_20_2" style:data-style-name="N1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6" style:family="table-cell" style:parent-style-name="Normal_20_2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2_20_2">
      <style:table-cell-properties style:rotation-align="none"/>
    </style:style>
    <style:style style:name="ce29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33" style:family="table-cell" style:parent-style-name="Normal_20_2_20_2" style:data-style-name="N1">
      <style:table-cell-properties style:rotation-align="none"/>
    </style:style>
    <style:style style:name="ce34" style:family="table-cell" style:parent-style-name="Normal_20_5">
      <style:table-cell-properties style:rotation-align="none"/>
    </style:style>
    <style:style style:name="ce3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5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5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5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5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5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5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5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5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5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5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5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5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5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5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5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5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5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5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5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5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5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5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5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5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5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5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5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5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5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5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5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5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5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5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5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5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5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5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5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5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5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5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5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5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5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5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5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2"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S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sirsid</text:p>
          </table:table-cell>
          <table:table-cell table:style-name="ce26" office:value-type="string" calcext:value-type="string">
            <text:p>VARCHAR(255)</text:p>
          </table:table-cell>
          <table:table-cell table:number-columns-repeated="12"/>
        </table:table-row>
      </table:table>
      <table:table table:name="02_descriptionsystem" table:style-name="ta2"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number-columns-repeated="55" table:default-cell-style-name="ce26"/>
        <table:table-column table:style-name="co13" table:number-columns-repeated="957" table:default-cell-style-name="Default"/>
        <table:table-column table:style-name="co14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5" table:number-columns-repeated="13" table:default-cell-style-name="ce26"/>
        <table:table-column table:style-name="co13" table:number-columns-repeated="51" table:default-cell-style-name="ce26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27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27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27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27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27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1" table:number-columns-repeated="3" table:default-cell-style-name="ce28"/>
        <table:table-column table:style-name="co4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64" table:default-cell-style-name="ce28"/>
        <table:table-column table:style-name="co25" table:number-columns-repeated="48" table:default-cell-style-name="ce28"/>
        <table:table-column table:style-name="co25" table:number-columns-repeated="96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5">
          <table:table-cell office:value-type="string" calcext:value-type="string">
            <text:p>deficiencycategory</text:p>
          </table:table-cell>
          <table:table-cell table:style-name="ce26" office:value-type="string" calcext:value-type="string">
            <text:p>VARCHAR(255)</text:p>
          </table:table-cell>
          <table:table-cell/>
          <table:table-cell table:style-name="Default"/>
          <table:table-cell table:style-name="ce30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6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31" office:value-type="string" calcext:value-type="string">
            <text:p>RefCote:1</text:p>
          </table:table-cell>
          <table:table-cell/>
          <table:table-cell table:style-name="ce31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31" office:value-type="string" calcext:value-type="string">
            <text:p>RefCote:2</text:p>
          </table:table-cell>
          <table:table-cell/>
          <table:table-cell table:style-name="ce31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31" office:value-type="string" calcext:value-type="string">
            <text:p>RefCote:3</text:p>
          </table:table-cell>
          <table:table-cell/>
          <table:table-cell table:style-name="ce31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31" office:value-type="string" calcext:value-type="string">
            <text:p>RefCote:4</text:p>
          </table:table-cell>
          <table:table-cell/>
          <table:table-cell table:style-name="ce31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31" office:value-type="string" calcext:value-type="string">
            <text:p>RefCote:5</text:p>
          </table:table-cell>
          <table:table-cell/>
          <table:table-cell table:style-name="ce31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31" office:value-type="string" calcext:value-type="string">
            <text:p>RefCote:6</text:p>
          </table:table-cell>
          <table:table-cell/>
          <table:table-cell table:style-name="ce31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Cote:7</text:p>
          </table:table-cell>
          <table:table-cell table:style-name="ce31"/>
          <table:table-cell table:style-name="ce31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Cote:8</text:p>
          </table:table-cell>
          <table:table-cell table:style-name="ce31"/>
          <table:table-cell table:style-name="ce31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31" office:value-type="string" calcext:value-type="string">
            <text:p>RefCote:99</text:p>
          </table:table-cell>
          <table:table-cell/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31" office:value-type="string" calcext:value-type="string">
            <text:p>RefPosition:10</text:p>
          </table:table-cell>
          <table:table-cell/>
          <table:table-cell table:style-name="ce31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29" office:value-type="string" calcext:value-type="string">
            <text:p>Berme supérieure</text:p>
          </table:table-cell>
          <table:table-cell table:style-name="Default"/>
          <table:table-cell table:style-name="ce31" office:value-type="string" calcext:value-type="string">
            <text:p>RefPosition:11</text:p>
          </table:table-cell>
          <table:table-cell/>
          <table:table-cell table:style-name="ce31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29" office:value-type="string" calcext:value-type="string">
            <text:p>Ouvrage de couronnement</text:p>
          </table:table-cell>
          <table:table-cell table:style-name="Default"/>
          <table:table-cell table:style-name="ce31" office:value-type="string" calcext:value-type="string">
            <text:p>RefPosition:12</text:p>
          </table:table-cell>
          <table:table-cell/>
          <table:table-cell table:style-name="ce31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31" office:value-type="string" calcext:value-type="string">
            <text:p>RefPosition:13</text:p>
          </table:table-cell>
          <table:table-cell/>
          <table:table-cell table:style-name="ce31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31" office:value-type="string" calcext:value-type="string">
            <text:p>RefPosition:14</text:p>
          </table:table-cell>
          <table:table-cell/>
          <table:table-cell table:style-name="ce31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31" office:value-type="string" calcext:value-type="string">
            <text:p>RefPosition:15</text:p>
          </table:table-cell>
          <table:table-cell/>
          <table:table-cell table:style-name="ce31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31" office:value-type="string" calcext:value-type="string">
            <text:p>RefPosition:3</text:p>
          </table:table-cell>
          <table:table-cell/>
          <table:table-cell table:style-name="ce31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31" office:value-type="string" calcext:value-type="string">
            <text:p>RefPosition:4</text:p>
          </table:table-cell>
          <table:table-cell/>
          <table:table-cell table:style-name="ce31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31" office:value-type="string" calcext:value-type="string">
            <text:p>RefPosition:5</text:p>
          </table:table-cell>
          <table:table-cell/>
          <table:table-cell table:style-name="ce31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31" office:value-type="string" calcext:value-type="string">
            <text:p>RefPosition:6</text:p>
          </table:table-cell>
          <table:table-cell/>
          <table:table-cell table:style-name="ce31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31" office:value-type="string" calcext:value-type="string">
            <text:p>RefPosition:7</text:p>
          </table:table-cell>
          <table:table-cell/>
          <table:table-cell table:style-name="ce31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31" office:value-type="string" calcext:value-type="string">
            <text:p>RefPosition:8</text:p>
          </table:table-cell>
          <table:table-cell/>
          <table:table-cell table:style-name="ce31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Position:9</text:p>
          </table:table-cell>
          <table:table-cell/>
          <table:table-cell table:style-name="ce31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Position:99</text:p>
          </table:table-cell>
          <table:table-cell/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6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31" office:value-type="string" calcext:value-type="string">
            <text:p>RefCategorieDesordre:1</text:p>
          </table:table-cell>
          <table:table-cell/>
          <table:table-cell table:style-name="ce31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31" office:value-type="string" calcext:value-type="string">
            <text:p>RefCategorieDesordre:2</text:p>
          </table:table-cell>
          <table:table-cell/>
          <table:table-cell table:style-name="ce31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31" office:value-type="string" calcext:value-type="string">
            <text:p>RefCategorieDesordre:3</text:p>
          </table:table-cell>
          <table:table-cell/>
          <table:table-cell table:style-name="ce31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31" office:value-type="string" calcext:value-type="string">
            <text:p>RefCategorieDesordre:4</text:p>
          </table:table-cell>
          <table:table-cell/>
          <table:table-cell table:style-name="ce31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31" office:value-type="string" calcext:value-type="string">
            <text:p>RefCategorieDesordre:5</text:p>
          </table:table-cell>
          <table:table-cell/>
          <table:table-cell table:style-name="ce31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31" office:value-type="string" calcext:value-type="string">
            <text:p>RefCategorieDesordre:6</text:p>
          </table:table-cell>
          <table:table-cell/>
          <table:table-cell table:style-name="ce31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CategorieDesordre:7</text:p>
          </table:table-cell>
          <table:table-cell/>
          <table:table-cell table:style-name="ce31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31" office:value-type="string" calcext:value-type="string">
            <text:p>RefTypeDesordre: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31" office:value-type="string" calcext:value-type="string">
            <text:p>RefTypeDesordre:10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1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31" office:value-type="string" calcext:value-type="string">
            <text:p>RefTypeDesordre:1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31" office:value-type="string" calcext:value-type="string">
            <text:p>RefTypeDesordre:1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31" office:value-type="string" calcext:value-type="string">
            <text:p>RefTypeDesordre:1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31" office:value-type="string" calcext:value-type="string">
            <text:p>RefTypeDesordre:1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hropiques</text:p>
          </table:table-cell>
          <table:table-cell table:style-name="Default"/>
          <table:table-cell table:style-name="ce31" office:value-type="string" calcext:value-type="string">
            <text:p>RefTypeDesordre:15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31" office:value-type="string" calcext:value-type="string">
            <text:p>RefTypeDesordre:16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31" office:value-type="string" calcext:value-type="string">
            <text:p>RefTypeDesordre:17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29" office:value-type="string" calcext:value-type="string">
            <text:p>Absence de végétaion</text:p>
          </table:table-cell>
          <table:table-cell table:style-name="Default"/>
          <table:table-cell table:style-name="ce31" office:value-type="string" calcext:value-type="string">
            <text:p>RefTypeDesordre:1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31" office:value-type="string" calcext:value-type="string">
            <text:p>RefTypeDesordre:1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31" office:value-type="string" calcext:value-type="string">
            <text:p>RefTypeDesordre: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6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31" office:value-type="string" calcext:value-type="string">
            <text:p>RefTypeDesordre:2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6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31" office:value-type="string" calcext:value-type="string">
            <text:p>RefTypeDesordre:2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6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31" office:value-type="string" calcext:value-type="string">
            <text:p>RefTypeDesordre:22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31" office:value-type="string" calcext:value-type="string">
            <text:p>RefTypeDesordre:23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6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31" office:value-type="string" calcext:value-type="string">
            <text:p>RefTypeDesordre:2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31" office:value-type="string" calcext:value-type="string">
            <text:p>RefTypeDesordre:25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31" office:value-type="string" calcext:value-type="string">
            <text:p>RefTypeDesordre:2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31" office:value-type="string" calcext:value-type="string">
            <text:p>RefTypeDesordre:27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31" office:value-type="string" calcext:value-type="string">
            <text:p>RefTypeDesordre:2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31" office:value-type="string" calcext:value-type="string">
            <text:p>RefTypeDesordre:29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31" office:value-type="string" calcext:value-type="string">
            <text:p>RefTypeDesordre:3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1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31" office:value-type="string" calcext:value-type="string">
            <text:p>RefTypeDesordre:30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31" office:value-type="string" calcext:value-type="string">
            <text:p>RefTypeDesordre:31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31" office:value-type="string" calcext:value-type="string">
            <text:p>RefTypeDesordre:3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31" office:value-type="string" calcext:value-type="string">
            <text:p>RefTypeDesordre:3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31" office:value-type="string" calcext:value-type="string">
            <text:p>RefTypeDesordre:3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31" office:value-type="string" calcext:value-type="string">
            <text:p>RefTypeDesordre:3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31" office:value-type="string" calcext:value-type="string">
            <text:p>RefTypeDesordre:3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31" office:value-type="string" calcext:value-type="string">
            <text:p>RefTypeDesordre:37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1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31" office:value-type="string" calcext:value-type="string">
            <text:p>RefTypeDesordre:3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31" office:value-type="string" calcext:value-type="string">
            <text:p>RefTypeDesordre:3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31" office:value-type="string" calcext:value-type="string">
            <text:p>RefTypeDesordre: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31" office:value-type="string" calcext:value-type="string">
            <text:p>RefTypeDesordre:4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31" office:value-type="string" calcext:value-type="string">
            <text:p>RefTypeDesordre:4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31" office:value-type="string" calcext:value-type="string">
            <text:p>RefTypeDesordre:4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31" office:value-type="string" calcext:value-type="string">
            <text:p>RefTypeDesordre:43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31" office:value-type="string" calcext:value-type="string">
            <text:p>RefTypeDesordre:4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31" office:value-type="string" calcext:value-type="string">
            <text:p>RefTypeDesordre:4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31" office:value-type="string" calcext:value-type="string">
            <text:p>RefTypeDesordre:46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31" office:value-type="string" calcext:value-type="string">
            <text:p>RefTypeDesordre:4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31" office:value-type="string" calcext:value-type="string">
            <text:p>RefTypeDesordre:4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31" office:value-type="string" calcext:value-type="string">
            <text:p>RefTypeDesordre:4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29" office:value-type="string" calcext:value-type="string">
            <text:p>Glissement, affaissement, tassement</text:p>
          </table:table-cell>
          <table:table-cell table:style-name="Default"/>
          <table:table-cell table:style-name="ce31" office:value-type="string" calcext:value-type="string">
            <text:p>RefTypeDesordre:5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29" office:value-type="string" calcext:value-type="string">
            <text:p>Vide important (enrochement, maçonné)</text:p>
          </table:table-cell>
          <table:table-cell table:style-name="Default"/>
          <table:table-cell table:style-name="ce31" office:value-type="string" calcext:value-type="string">
            <text:p>RefTypeDesordre:5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31" office:value-type="string" calcext:value-type="string">
            <text:p>RefTypeDesordre:5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31" office:value-type="string" calcext:value-type="string">
            <text:p>RefTypeDesordre:5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31" office:value-type="string" calcext:value-type="string">
            <text:p>RefTypeDesordre:5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31" office:value-type="string" calcext:value-type="string">
            <text:p>RefTypeDesordre:5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31" office:value-type="string" calcext:value-type="string">
            <text:p>RefTypeDesordre:55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31" office:value-type="string" calcext:value-type="string">
            <text:p>RefTypeDesordre:5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31" office:value-type="string" calcext:value-type="string">
            <text:p>RefTypeDesordre:57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31" office:value-type="string" calcext:value-type="string">
            <text:p>RefTypeDesordre:58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31" office:value-type="string" calcext:value-type="string">
            <text:p>RefTypeDesordre:59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31" office:value-type="string" calcext:value-type="string">
            <text:p>RefTypeDesordre:6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1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31" office:value-type="string" calcext:value-type="string">
            <text:p>RefTypeDesordre:60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31" office:value-type="string" calcext:value-type="string">
            <text:p>RefTypeDesordre:61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2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1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1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5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1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6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7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1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TypeDesordre:9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9" office:value-type="string" calcext:value-type="string">
            <text:p>deficiencysubsubtyp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AAP</text:p>
          </table:table-cell>
          <table:table-cell table:style-name="ce29" office:value-type="string" calcext:value-type="string">
            <text:p>['ALT']</text:p>
          </table:table-cell>
          <table:table-cell table:style-name="ce29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PPE</text:p>
          </table:table-cell>
          <table:table-cell table:style-name="ce29" office:value-type="string" calcext:value-type="string">
            <text:p>['ALT']</text:p>
          </table:table-cell>
          <table:table-cell table:style-name="ce29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6" table:default-cell-style-name="ce26"/>
        <table:table-column table:style-name="co27" table:default-cell-style-name="ce26"/>
        <table:table-column table:style-name="co28" table:number-columns-repeated="2" table:default-cell-style-name="ce26"/>
        <table:table-column table:style-name="co27" table:number-columns-repeated="3" table:default-cell-style-name="ce26"/>
        <table:table-column table:style-name="co29" table:default-cell-style-name="ce26"/>
        <table:table-column table:style-name="co27" table:number-columns-repeated="2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13" table:number-columns-repeated="51" table:default-cell-style-name="ce26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31" office:value-type="string" calcext:value-type="string">
            <text:p>RefTypeTroncon:1</text:p>
          </table:table-cell>
          <table:table-cell/>
          <table:table-cell table:style-name="ce31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31" office:value-type="string" calcext:value-type="string">
            <text:p>RefTypeTroncon:2</text:p>
          </table:table-cell>
          <table:table-cell/>
          <table:table-cell table:style-name="ce31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31" office:value-type="string" calcext:value-type="string">
            <text:p>RefTypeTroncon:3</text:p>
          </table:table-cell>
          <table:table-cell/>
          <table:table-cell table:style-name="ce31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31" office:value-type="string" calcext:value-type="string">
            <text:p>RefTypeTroncon:4</text:p>
          </table:table-cell>
          <table:table-cell/>
          <table:table-cell table:style-name="ce31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31" office:value-type="string" calcext:value-type="string">
            <text:p>RefTypeTroncon:5</text:p>
          </table:table-cell>
          <table:table-cell/>
          <table:table-cell table:style-name="ce31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28"/>
          <table:table-cell table:style-name="ce32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28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28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8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table:table-column table:style-name="co32" table:default-cell-style-name="ce28"/>
        <table:table-column table:style-name="co33" table:number-columns-repeated="2" table:default-cell-style-name="ce28"/>
        <table:table-column table:style-name="co4" table:default-cell-style-name="ce28"/>
        <table:table-column table:style-name="co33" table:default-cell-style-name="ce28"/>
        <table:table-column table:style-name="co4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3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28"/>
        <table:table-column table:style-name="co39" table:default-cell-style-name="ce28"/>
        <table:table-column table:style-name="co25" table:number-columns-repeated="50" table:default-cell-style-name="ce28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6" office:value-type="string" calcext:value-type="string">
            <text:p>VARCHAR(255)</text:p>
          </table:table-cell>
          <table:table-cell/>
          <table:table-cell table:style-name="Default"/>
          <table:table-cell table:style-name="ce30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31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31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31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31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9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29" office:value-type="string" calcext:value-type="string">
            <text:p>Porte à flot</text:p>
          </table:table-cell>
          <table:table-cell table:style-name="Default"/>
          <table:table-cell table:style-name="ce31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31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31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31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31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31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31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BTD</text:p>
          </table:table-cell>
          <table:table-cell office:value-type="string" calcext:value-type="string">
            <text:p>['OUH']</text:p>
          </table:table-cell>
          <table:table-cell table:style-name="Default" office:value-type="string" calcext:value-type="string">
            <text:p>Batardeau</text:p>
          </table:table-cell>
          <table:table-cell table:style-name="Default"/>
          <table:table-cell table:style-name="ce31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31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31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31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31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31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31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31" office:value-type="string" calcext:value-type="string">
            <text:p>RefOuvrageHydrauliqueAssocie:1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31" office:value-type="string" calcext:value-type="string">
            <text:p>RefOuvrageHydrauliqueAssocie:2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31" office:value-type="string" calcext:value-type="string">
            <text:p>RefOuvrageHydrauliqueAssocie:3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31" office:value-type="string" calcext:value-type="string">
            <text:p>RefOuvrageHydrauliqueAssocie:4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31" office:value-type="string" calcext:value-type="string">
            <text:p>RefOuvrageHydrauliqueAssocie:5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31" office:value-type="string" calcext:value-type="string">
            <text:p>RefOuvrageHydrauliqueAssocie:6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31" office:value-type="string" calcext:value-type="string">
            <text:p>RefOuvrageHydrauliqueAssocie:7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31" office:value-type="string" calcext:value-type="string">
            <text:p>RefOuvrageHydrauliqueAssocie:8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31" office:value-type="string" calcext:value-type="string">
            <text:p>RefOuvrageHydrauliqueAssocie:9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31" office:value-type="string" calcext:value-type="string">
            <text:p>RefOuvrageHydrauliqueAssocie:99</text:p>
          </table:table-cell>
          <table:table-cell table:style-name="ce29" office:value-type="string" calcext:value-type="string">
            <text:p>['OUH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31" office:value-type="string" calcext:value-type="string">
            <text:p>RefOuvrageTelecomEnergie:1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31" office:value-type="string" calcext:value-type="string">
            <text:p>RefOuvrageTelecomEnergie:2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31" office:value-type="string" calcext:value-type="string">
            <text:p>RefOuvrageTelecomEnergie:3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31" office:value-type="string" calcext:value-type="string">
            <text:p>RefOuvrageTelecomEnergie:4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31" office:value-type="string" calcext:value-type="string">
            <text:p>RefOuvrageTelecomEnergie:5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31" office:value-type="string" calcext:value-type="string">
            <text:p>RefOuvrageTelecomEnergie:99</text:p>
          </table:table-cell>
          <table:table-cell table:style-name="ce29" office:value-type="string" calcext:value-type="string">
            <text:p>['OUT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31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31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31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31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31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31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31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31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31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31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31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31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31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ConduiteFermee:1</text:p>
          </table:table-cell>
          <table:table-cell table:style-name="ce29" office:value-type="string" calcext:value-type="string">
            <text:p>['RHF']</text:p>
          </table:table-cell>
          <table:table-cell table:style-name="ce31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ConduiteFermee:2</text:p>
          </table:table-cell>
          <table:table-cell table:style-name="ce29" office:value-type="string" calcext:value-type="string">
            <text:p>['RHF']</text:p>
          </table:table-cell>
          <table:table-cell table:style-name="ce31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ConduiteFermee:99</text:p>
          </table:table-cell>
          <table:table-cell table:style-name="ce29" office:value-type="string" calcext:value-type="string">
            <text:p>['RHF']</text:p>
          </table:table-cell>
          <table:table-cell table:style-name="ce31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 calcext:value-type="string">
            <text:p>equipmentsubtyp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29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29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9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BUS</text:p>
          </table:table-cell>
          <table:table-cell table:style-name="ce29" office:value-type="string" calcext:value-type="string">
            <text:p>['EXU']</text:p>
          </table:table-cell>
          <table:table-cell table:style-name="ce29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BUB</text:p>
          </table:table-cell>
          <table:table-cell table:style-name="ce29" office:value-type="string" calcext:value-type="string">
            <text:p>['EXU']</text:p>
          </table:table-cell>
          <table:table-cell table:style-name="ce31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GRA</text:p>
          </table:table-cell>
          <table:table-cell table:style-name="ce29" office:value-type="string" calcext:value-type="string">
            <text:p>['EXU']</text:p>
          </table:table-cell>
          <table:table-cell table:style-name="ce31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MUR</text:p>
          </table:table-cell>
          <table:table-cell table:style-name="ce29" office:value-type="string" calcext:value-type="string">
            <text:p>['EXU']</text:p>
          </table:table-cell>
          <table:table-cell table:style-name="ce31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MAC</text:p>
          </table:table-cell>
          <table:table-cell table:style-name="ce29" office:value-type="string" calcext:value-type="string">
            <text:p>['EXU']</text:p>
          </table:table-cell>
          <table:table-cell table:style-name="ce31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9"/>
          <table:table-cell table:style-name="ce26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NOB</text:p>
          </table:table-cell>
          <table:table-cell table:style-name="ce29" office:value-type="string" calcext:value-type="string">
            <text:p>['EXU']</text:p>
          </table:table-cell>
          <table:table-cell table:style-name="ce31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31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31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31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31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31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31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6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31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31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31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31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31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31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31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31" office:value-type="string" calcext:value-type="string">
            <text:p>RefCote:1</text:p>
          </table:table-cell>
          <table:table-cell/>
          <table:table-cell table:style-name="ce31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31" office:value-type="string" calcext:value-type="string">
            <text:p>RefCote:2</text:p>
          </table:table-cell>
          <table:table-cell/>
          <table:table-cell table:style-name="ce31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31" office:value-type="string" calcext:value-type="string">
            <text:p>RefCote:3</text:p>
          </table:table-cell>
          <table:table-cell/>
          <table:table-cell table:style-name="ce31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31" office:value-type="string" calcext:value-type="string">
            <text:p>RefCote:4</text:p>
          </table:table-cell>
          <table:table-cell/>
          <table:table-cell table:style-name="ce31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31" office:value-type="string" calcext:value-type="string">
            <text:p>RefCote:5</text:p>
          </table:table-cell>
          <table:table-cell/>
          <table:table-cell table:style-name="ce31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31" office:value-type="string" calcext:value-type="string">
            <text:p>RefCote:6</text:p>
          </table:table-cell>
          <table:table-cell/>
          <table:table-cell table:style-name="ce31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Cote:7</text:p>
          </table:table-cell>
          <table:table-cell/>
          <table:table-cell table:style-name="ce31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Cote:8</text:p>
          </table:table-cell>
          <table:table-cell/>
          <table:table-cell table:style-name="ce31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31" office:value-type="string" calcext:value-type="string">
            <text:p>RefCote:99</text:p>
          </table:table-cell>
          <table:table-cell/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31" office:value-type="string" calcext:value-type="string">
            <text:p>RefPosition:10</text:p>
          </table:table-cell>
          <table:table-cell/>
          <table:table-cell table:style-name="ce31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31" office:value-type="string" calcext:value-type="string">
            <text:p>RefPosition:11</text:p>
          </table:table-cell>
          <table:table-cell/>
          <table:table-cell table:style-name="ce31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31" office:value-type="string" calcext:value-type="string">
            <text:p>RefPosition:12</text:p>
          </table:table-cell>
          <table:table-cell/>
          <table:table-cell table:style-name="ce31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31" office:value-type="string" calcext:value-type="string">
            <text:p>RefPosition:13</text:p>
          </table:table-cell>
          <table:table-cell/>
          <table:table-cell table:style-name="ce31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31" office:value-type="string" calcext:value-type="string">
            <text:p>RefPosition:14</text:p>
          </table:table-cell>
          <table:table-cell/>
          <table:table-cell table:style-name="ce31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31" office:value-type="string" calcext:value-type="string">
            <text:p>RefPosition:15</text:p>
          </table:table-cell>
          <table:table-cell/>
          <table:table-cell table:style-name="ce31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31" office:value-type="string" calcext:value-type="string">
            <text:p>RefPosition:3</text:p>
          </table:table-cell>
          <table:table-cell/>
          <table:table-cell table:style-name="ce31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31" office:value-type="string" calcext:value-type="string">
            <text:p>RefPosition:4</text:p>
          </table:table-cell>
          <table:table-cell/>
          <table:table-cell table:style-name="ce31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31" office:value-type="string" calcext:value-type="string">
            <text:p>RefPosition:5</text:p>
          </table:table-cell>
          <table:table-cell/>
          <table:table-cell table:style-name="ce31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31" office:value-type="string" calcext:value-type="string">
            <text:p>RefPosition:6</text:p>
          </table:table-cell>
          <table:table-cell/>
          <table:table-cell table:style-name="ce31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1" office:value-type="string" calcext:value-type="string">
            <text:p>RefPosition:7</text:p>
          </table:table-cell>
          <table:table-cell/>
          <table:table-cell table:style-name="ce31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Position:8</text:p>
          </table:table-cell>
          <table:table-cell/>
          <table:table-cell table:style-name="ce31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6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Position:9</text:p>
          </table:table-cell>
          <table:table-cell/>
          <table:table-cell table:style-name="ce31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1" office:value-type="string" calcext:value-type="string">
            <text:p>RefPosition:99</text:p>
          </table:table-cell>
          <table:table-cell/>
          <table:table-cell table:style-name="ce31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6" office:value-type="string" calcext:value-type="string">
            <text:p>INT</text:p>
          </table:table-cell>
          <table:table-cell/>
          <table:table-cell table:style-name="Default"/>
          <table:table-cell table:style-name="ce29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office:forms form:automatic-focus="false" form:apply-design-mode="false"/>
        <table:table-column table:style-name="co40" table:default-cell-style-name="ce28"/>
        <table:table-column table:style-name="co41" table:number-columns-repeated="7" table:default-cell-style-name="ce28"/>
        <table:table-column table:style-name="co42" table:default-cell-style-name="ce28"/>
        <table:table-column table:style-name="co43" table:default-cell-style-name="ce28"/>
        <table:table-column table:style-name="co44" table:default-cell-style-name="ce28"/>
        <table:table-column table:style-name="co25" table:default-cell-style-name="ce28"/>
        <table:table-column table:style-name="co45" table:default-cell-style-name="ce28"/>
        <table:table-column table:style-name="co25" table:number-columns-repeated="51" table:default-cell-style-name="ce28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6"/>
          <table:table-cell table:style-name="ce29" office:value-type="string" calcext:value-type="string">
            <text:p>/</text:p>
          </table:table-cell>
          <table:table-cell table:style-name="ce26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3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34" office:value-type="string" calcext:value-type="string">
            <text:p>RefUrgence:1</text:p>
          </table:table-cell>
          <table:table-cell table:style-name="ce26"/>
          <table:table-cell table:style-name="ce34" office:value-type="string" calcext:value-type="string">
            <text:p>Faible urgence</text:p>
          </table:table-cell>
          <table:table-cell table:style-name="ce26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34" office:value-type="string" calcext:value-type="string">
            <text:p>RefUrgence:2</text:p>
          </table:table-cell>
          <table:table-cell table:style-name="ce26"/>
          <table:table-cell table:style-name="ce34" office:value-type="string" calcext:value-type="string">
            <text:p>Pas de grande urgence</text:p>
          </table:table-cell>
          <table:table-cell table:style-name="ce26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3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34" office:value-type="string" calcext:value-type="string">
            <text:p>RefUrgence:3</text:p>
          </table:table-cell>
          <table:table-cell table:style-name="ce26"/>
          <table:table-cell table:style-name="ce34" office:value-type="string" calcext:value-type="string">
            <text:p>Désordre devant être traité à court ou moyen terme</text:p>
          </table:table-cell>
          <table:table-cell table:style-name="ce26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3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34" office:value-type="string" calcext:value-type="string">
            <text:p>RefUrgence:4</text:p>
          </table:table-cell>
          <table:table-cell table:style-name="ce26"/>
          <table:table-cell table:style-name="ce34" office:value-type="string" calcext:value-type="string">
            <text:p>Désordre devant être traité de façon urgente</text:p>
          </table:table-cell>
          <table:table-cell table:style-name="ce26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3"/>
          <table:table-cell table:number-columns-repeated="2"/>
          <table:table-cell table:style-name="Default"/>
          <table:table-cell table:style-name="ce34" office:value-type="string" calcext:value-type="string">
            <text:p>RefUrgence:99</text:p>
          </table:table-cell>
          <table:table-cell/>
          <table:table-cell table:style-name="ce34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6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6"/>
          <table:table-cell office:value-type="string" calcext:value-type="string">
            <text:p>/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style-name="Default"/>
          <table:table-cell table:style-name="ce29" office:value-type="string" calcext:value-type="string">
            <text:p>0</text:p>
          </table:table-cell>
          <table:table-cell table:style-name="ce26"/>
          <table:table-cell office:value-type="string" calcext:value-type="string">
            <text:p>Vetuste <text:s text:c="4"/>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6" table:number-columns-repeated="5"/>
          <table:table-cell table:style-name="Default"/>
          <table:table-cell table:style-name="ce29" office:value-type="string" calcext:value-type="string">
            <text:p>1</text:p>
          </table:table-cell>
          <table:table-cell table:style-name="ce26"/>
          <table:table-cell office:value-type="string" calcext:value-type="string">
            <text:p>Degradé <text:s text:c="4"/>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6" table:number-columns-repeated="5"/>
          <table:table-cell table:style-name="Default"/>
          <table:table-cell table:style-name="ce29" office:value-type="string" calcext:value-type="string">
            <text:p>2</text:p>
          </table:table-cell>
          <table:table-cell table:style-name="ce26"/>
          <table:table-cell office:value-type="string" calcext:value-type="string">
            <text:p>Moyen <text:s text:c="10"/>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6" table:number-columns-repeated="5"/>
          <table:table-cell table:style-name="Default"/>
          <table:table-cell table:style-name="ce29" office:value-type="string" calcext:value-type="string">
            <text:p>3</text:p>
          </table:table-cell>
          <table:table-cell table:style-name="ce26"/>
          <table:table-cell office:value-type="string" calcext:value-type="string">
            <text:p>Bon <text:s text:c="8"/>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9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6"/>
          <table:table-cell table:style-name="ce3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6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6"/>
          <table:table-cell table:style-name="ce32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6" table:number-columns-repeated="2"/>
          <table:table-cell table:style-name="ce32"/>
          <table:table-cell/>
          <table:table-cell table:style-name="Default"/>
          <table:table-cell table:style-name="ce29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6" table:number-columns-repeated="2"/>
          <table:table-cell table:style-name="ce32"/>
          <table:table-cell/>
          <table:table-cell table:style-name="Default"/>
          <table:table-cell table:style-name="ce29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6" table:number-columns-repeated="2"/>
          <table:table-cell table:style-name="ce32"/>
          <table:table-cell/>
          <table:table-cell table:style-name="Default"/>
          <table:table-cell table:style-name="ce29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6" table:number-columns-repeated="2"/>
          <table:table-cell table:style-name="ce32"/>
          <table:table-cell/>
          <table:table-cell table:style-name="Default"/>
          <table:table-cell table:style-name="ce29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0</text:p>
          </table:table-cell>
          <table:table-cell/>
          <table:table-cell table:style-name="ce29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1</text:p>
          </table:table-cell>
          <table:table-cell/>
          <table:table-cell table:style-name="ce29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2</text:p>
          </table:table-cell>
          <table:table-cell/>
          <table:table-cell table:style-name="ce29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9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 calcext:value-type="string">
            <text:p>specificlenght</text:p>
          </table:table-cell>
          <table:table-cell table:style-name="ce29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27"/>
        <table:table-column table:style-name="co47" table:number-columns-repeated="4" table:default-cell-style-name="ce27"/>
        <table:table-column table:style-name="co48" table:default-cell-style-name="ce27"/>
        <table:table-column table:style-name="co47" table:number-columns-repeated="4" table:default-cell-style-name="ce27"/>
        <table:table-column table:style-name="co25" table:number-columns-repeated="54" table:default-cell-style-name="ce27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35" office:value-type="string" calcext:value-type="string">
            <text:p>graphsubtype</text:p>
          </table:table-cell>
          <table:table-cell table:style-name="ce26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35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table:table-column table:style-name="co49" table:default-cell-style-name="ce27"/>
        <table:table-column table:style-name="co50" table:number-columns-repeated="8" table:default-cell-style-name="ce27"/>
        <table:table-column table:style-name="co51" table:number-columns-repeated="55" table:default-cell-style-name="ce27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27"/>
        <table:table-column table:style-name="co6" table:default-cell-style-name="ce27"/>
        <table:table-column table:style-name="co36" table:default-cell-style-name="ce27"/>
        <table:table-column table:style-name="co6" table:number-columns-repeated="11" table:default-cell-style-name="ce27"/>
        <table:table-column table:style-name="co25" table:number-columns-repeated="50" table:default-cell-style-name="ce27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lastobservation" table:style-name="ta2">
        <table:table-column table:style-name="co53" table:default-cell-style-name="Default"/>
        <table:table-column table:style-name="co54" table:default-cell-style-name="Default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ficiencynow AS (SELECT <text:s/>deficiency.*, object.datetimedestruction AS defdatetimedestruc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FROM deficiency INNER JOIN object ON deficiency.lpk_object = object.pk_object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WHERE object.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observationnow AS (SELECT <text:s/>observation.*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( SELECT MIN(observationnowp.datetimeobservation) As datecreationtem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FROM observation as observationnow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WHERE observation.lid_deficiency = <text:s/>observationnowp.lid_deficiency AND observationnowp.datetimeobservation &gt; observation.datetimeobserva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) AS datetimedestructionte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FROM observation INNER JOIN object ON object.pk_object = observation.lpk_obj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WHERE 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revisionmax As (SELECT MAX(pk_revision) as revisionmm FROM revision) <text:s text:c="3"/>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equipmenttemp AS (SELECT * FROM equipmen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descriptionsystem ON equipment.lpk_descriptionsystem = descriptionsystem.pk_descriptionsyste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object ON object.pk_object = descriptionsystem.l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WHERE lpk_revision_end IS NUL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observationnow.*,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deficiencynow.*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SELECT revisionmax.revisionmm FROM revisionmax) as lpk_revision_begin,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NULL AS lpk_revision_end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observationnow.datetimeobservation AS datetimecrea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CASE WHEN observationnow.datetimedestructiontemp IS NULL THEN deficiencynow.defdatetimedestruction <text:s/>ELSE observationnow.datetimedestructiontemp END) AS datetimedestruc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ject.comment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equipmenttemp.id_equip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now ON observationnow.lid_deficiency = deficiencynow.id_deficiency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 ON deficiency.pk_deficiency = deficiencynow.pk_deficienc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object ON observationnow.lpk_object = object.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LEFT JOIN equipmenttemp ON deficiencynow.lid_descriptionsystem = equipmenttemp.id_descriptionsystem</text:p>
          </table:table-cell>
          <table:table-cell table:number-columns-repeated="62"/>
        </table:table-row>
        <table:table-row table:style-name="ro1">
          <table:table-cell table:style-name="ce26" office:value-type="string" calcext:value-type="string">
            <text:p>#SPATIALINDEX</text:p>
          </table:table-cell>
          <table:table-cell table:style-name="ce26" office:value-type="string" calcext:value-type="string">
            <text:p>NO</text:p>
          </table:table-cell>
          <table:table-cell table:style-name="ce26" table:number-columns-repeated="62"/>
        </table:table-row>
        <table:table-row table:style-name="ro1">
          <table:table-cell table:style-name="ce26" office:value-type="string" calcext:value-type="string">
            <text:p>#SHOW</text:p>
          </table:table-cell>
          <table:table-cell table:style-name="ce26" office:value-type="string" calcext:value-type="string">
            <text:p>NO</text:p>
          </table:table-cell>
          <table:table-cell table:style-name="ce26" table:number-columns-repeated="6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54"/>
        </table:table-row>
        <table:table-row table:style-name="ro1">
          <table:table-cell table:style-name="ce26" office:value-type="string" calcext:value-type="string">
            <text:p>pk_lastobservation</text:p>
          </table:table-cell>
          <table:table-cell table:style-name="ce26" office:value-type="string" calcext:value-type="string">
            <text:p>SERIAL PRIMARY KE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m</text:p>
          </table:table-cell>
          <table:table-cell table:style-name="ce36" office:value-type="string" calcext:value-type="string">
            <text:p>LINESTRING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8:38:37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8</meta:editing-cycles>
    <meta:creation-date>2019-04-16T08:05:59</meta:creation-date>
    <dc:date>2020-11-23T18:39:49.638000000</dc:date>
    <dc:language>fr-FR</dc:language>
    <meta:editing-duration>PT8H33M15S</meta:editing-duration>
    <meta:generator>LibreOffice/6.2.8.2$Windows_X86_64 LibreOffice_project/f82ddfca21ebc1e222a662a32b25c0c9d20169ee</meta:generator>
    <meta:document-statistic meta:table-count="12" meta:cell-count="20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